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31c82" officeooo:paragraph-rsid="00031c82"/>
    </style:style>
    <style:style style:name="P2" style:family="paragraph" style:parent-style-name="Standard">
      <style:text-properties officeooo:rsid="00018921" officeooo:paragraph-rsid="00018921"/>
    </style:style>
    <style:style style:name="P3" style:family="paragraph" style:parent-style-name="Standard">
      <style:text-properties officeooo:rsid="00048e88" officeooo:paragraph-rsid="00048e88"/>
    </style:style>
    <style:style style:name="P4" style:family="paragraph" style:parent-style-name="Standard" style:list-style-name="L1">
      <style:text-properties fo:font-weight="normal" officeooo:rsid="00018921" officeooo:paragraph-rsid="00018921" style:font-weight-asian="normal" style:font-weight-complex="normal"/>
    </style:style>
    <style:style style:name="P5" style:family="paragraph" style:parent-style-name="Standard">
      <style:text-properties fo:font-weight="normal" officeooo:rsid="00018921" officeooo:paragraph-rsid="00018921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18921" officeooo:paragraph-rsid="00018921" style:font-weight-asian="normal" style:font-weight-complex="normal"/>
    </style:style>
    <style:style style:name="P7" style:family="paragraph" style:parent-style-name="Standard">
      <style:text-properties fo:font-weight="normal" officeooo:rsid="00048e88" officeooo:paragraph-rsid="00048e8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<text:span text:style-name="T1">livros contábeis obrigatórios</text:span><text:span text:style-name="T2"> em forma </text:span><text:span text:style-name="T1">não digital</text:span><text:span text:style-name="T2"> devem revestir-se de formalidades </text:span><text:span text:style-name="T1">extrínsecas</text:span><text:span text:style-name="T2">, tais como:</text:span></text:p>
      <text:list xml:id="list6702208218928323993" text:style-name="L1">
        <text:list-item>
          <text:p text:style-name="P4">serem encadernados;</text:p>
        </text:list-item>
        <text:list-item>
          <text:p text:style-name="P4">terem suas folhas numeradas sequencialmente;</text:p>
        </text:list-item>
        <text:list-item>
          <text:p text:style-name="P4">conterem termo de abertura e de encerramento assinados pelo titular ou representante legal da entidade e pelo profissional da contabilidade habilitado no CRC.</text:p>
        </text:list-item>
      </text:list>
      <text:p text:style-name="P5"/>
      <text:p text:style-name="P5"/>
      <text:p text:style-name="P2"><text:span text:style-name="T2">Os </text:span><text:span text:style-name="T1">livros contábeis obrigatórios</text:span><text:span text:style-name="T2"> em forma </text:span><text:span text:style-name="T1">digital </text:span><text:span text:style-name="T2">devem revestir-se de formalidades </text:span><text:span text:style-name="T1">extrínsecas</text:span><text:span text:style-name="T2">, tais como:</text:span></text:p>
      <text:list xml:id="list3868462513849440533" text:style-name="L2">
        <text:list-item>
          <text:p text:style-name="P6">serem assinados digitalmente pela entidade e pelo profissional da contabilidade regularmente habilitado;</text:p>
        </text:list-item>
        <text:list-item>
          <text:p text:style-name="P6">quando exigível por legislação específica, serem autenticados no registro público ou entidade competente.</text:p>
        </text:list-item>
      </text:list>
      <text:p text:style-name="P5"/>
      <text:p text:style-name="P3"><text:span text:style-name="T2">Capital </text:span><text:span text:style-name="T1">autorizado</text:span><text:span text:style-name="T2"> → limite previsto no estatuto para novas subscrições de capital.</text:span></text:p>
      <text:p text:style-name="P3"><text:span text:style-name="T2">Capital </text:span><text:span text:style-name="T1">subscrito</text:span><text:span text:style-name="T2"> → capital fixado no estatuto. É o valor que os sócios assumem o compromisso de realizar a título de capital social.</text:span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1c82" officeooo:paragraph-rsid="00031c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scrituração: conceitos e métodos, lançamento contábil: rotinas e fórmulas. Livros de escrituração: obrigatoriedade, funções e formas de escrituração. Erros de escrituração e suas correções. Sistema de partidas dobradas. Balancete de verific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6:51:16.907461054</meta:creation-date>
    <dc:date>2018-02-18T08:04:54.302786350</dc:date>
    <meta:editing-duration>PT26M41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0" meta:word-count="157" meta:character-count="1125" meta:non-whitespace-character-count="982"/>
  </office:meta>
</office:document-meta>
</file>